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ＭＳ Ｐ明朝" svg:font-family="'ＭＳ Ｐ明朝'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2" style:family="paragraph" style:parent-style-name="プログラムリスト">
      <style:text-properties style:text-underline-style="none"/>
    </style:style>
    <style:style style:name="P3" style:family="paragraph" style:parent-style-name="プログラムリスト">
      <style:paragraph-properties fo:margin-left="1cm" fo:margin-right="0cm" fo:text-indent="0cm" style:auto-text-indent="false"/>
      <style:text-properties style:font-name="ＭＳ ゴシック" fo:font-size="9pt" style:text-underline-style="none" style:font-name-asian="ＭＳ ゴシック" style:font-size-asian="9pt"/>
    </style:style>
    <style:style style:name="T1" style:family="text">
      <style:text-properties fo:font-variant="normal" fo:text-transform="none" fo:color="#000000" style:font-name="ＭＳ Ｐ明朝" fo:font-size="6pt" fo:letter-spacing="normal" style:font-name-asian="ＭＳ Ｐ明朝" style:font-size-asian="6pt" style:font-style-asian="normal" style:font-weight-asian="normal" style:font-size-complex="6pt"/>
    </style:style>
    <style:style style:name="T2" style:family="text">
      <style:text-properties fo:font-variant="normal" fo:text-transform="none" style:use-window-font-color="true" style:text-line-through-style="none" style:font-name="ＭＳ Ｐ明朝" fo:font-size="6pt" fo:letter-spacing="normal" style:text-underline-style="none" style:text-blinking="false" style:font-name-asian="ＭＳ Ｐ明朝" style:font-size-asian="6pt" style:font-style-asian="normal" style:font-weight-asian="normal" style:font-size-complex="6pt"/>
    </style:style>
    <style:style style:name="T3" style:family="text">
      <style:text-properties fo:font-variant="normal" fo:text-transform="none" style:use-window-font-color="true" style:text-line-through-style="none" style:font-name="ＭＳ Ｐ明朝" fo:font-size="6pt" fo:letter-spacing="normal" fo:font-style="normal" style:text-underline-style="none" fo:font-weight="normal" style:text-blinking="false" style:font-name-asian="ＭＳ Ｐ明朝" style:font-size-asian="6pt" style:font-size-complex="6pt"/>
    </style:style>
    <style:style style:name="T4" style:family="text">
      <style:text-properties style:language-asian="ja" style:country-asian="JP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課題<text:span text:style-name="T4">１</text:span>：<text:span text:style-name="T4">デジタル時計</text:span></text:h>
      <text:h text:style-name="Heading_20_2" text:outline-level="2">プログラムリスト1(clock1.rb)：基本</text:h>
      <text:p text:style-name="プログラムリスト">001: require "dxruby"</text:p>
      <text:p text:style-name="プログラムリスト">002: font = Font.new(50, "MS Gothic")</text:p>
      <text:p text:style-name="プログラムリスト">003: Window.loop do</text:p>
      <text:p text:style-name="プログラムリスト">004: <text:s text:c="2"/>t = Time.now</text:p>
      <text:p text:style-name="プログラムリスト">005 <text:s text:c="3"/>s = t.strftime("%H:%M:%S")</text:p>
      <text:p text:style-name="プログラムリスト">006: <text:s text:c="2"/>Window.drawFont(100, 100, s, font)</text:p>
      <text:p text:style-name="プログラムリスト">007: end</text:p>
      <text:h text:style-name="Heading_20_2" text:outline-level="2">プログラムリスト2(clock2.rb)：点滅</text:h>
      <text:p text:style-name="プログラムリスト">001: require "dxruby"</text:p>
      <text:p text:style-name="プログラムリスト">002: font = Font.new(50, "MS Gothic")</text:p>
      <text:p text:style-name="プログラムリスト">003: Window.loop do</text:p>
      <text:p text:style-name="プログラムリスト">004: <text:s text:c="2"/>t = Time.now</text:p>
      <text:p text:style-name="P3"><text:span text:style-name="T6">005</text:span>: <text:s text:c="2"/>if <text:s/>(t.sec % 2) == 0</text:p>
      <text:p text:style-name="P2"><text:span text:style-name="T5">006</text:span>: <text:s text:c="4"/>s = t.strftime("%H:%M:%S")</text:p>
      <text:p text:style-name="P2"><text:span text:style-name="T5">007</text:span>: <text:s text:c="2"/>else</text:p>
      <text:p text:style-name="P2"><text:span text:style-name="T5">008</text:span>: <text:s text:c="4"/>s = t.strftime("%H %M %S")</text:p>
      <text:p text:style-name="P2"><text:span text:style-name="T5">009</text:span>: <text:s text:c="2"/>end</text:p>
      <text:p text:style-name="プログラムリスト">010: <text:s text:c="2"/>Window.drawFont(100, 100, s, font)</text:p>
      <text:p text:style-name="プログラムリスト">011: end</text:p>
      <text:h text:style-name="Heading_20_2" text:outline-level="2">プログラムリスト3(clock3.rb)：背景</text:h>
      <text:p text:style-name="プログラムリスト">001: require "dxruby"</text:p>
      <text:p text:style-name="プログラムリスト"><text:span text:style-name="T5">002</text:span>: i = Image.new(640, 480)</text:p>
      <text:p text:style-name="プログラムリスト"><text:span text:style-name="T5">003</text:span>: i.boxFill(50, 50, 350, 200, [255, 0, 0])</text:p>
      <text:p text:style-name="プログラムリスト"><text:span text:style-name="T5">004</text:span>: i.circle(50, 50, 10, [0, 255, 0])</text:p>
      <text:p text:style-name="プログラムリスト"><text:span text:style-name="T5">005</text:span>: i.circle(350, 50, 10, [0, 255, 0])</text:p>
      <text:p text:style-name="プログラムリスト"><text:span text:style-name="T5">006</text:span>: i.circle(50, 200, 10, [0, 255, 0])</text:p>
      <text:p text:style-name="プログラムリスト"><text:span text:style-name="T5">007</text:span>: i.circle(350, 200, 10, [0, 255, 0])</text:p>
      <text:p text:style-name="プログラムリスト">008: font = Font.new(50, "MS Gothic")</text:p>
      <text:p text:style-name="プログラムリスト">009: Window.loop do</text:p>
      <text:p text:style-name="プログラムリスト"><text:span text:style-name="T5">010</text:span>: <text:s text:c="2"/>Window.draw(0, 0, i)</text:p>
      <text:p text:style-name="プログラムリスト">011: <text:s text:c="2"/>t = Time.now</text:p>
      <text:p text:style-name="プログラムリスト">012: <text:s text:c="2"/>if <text:s/>(t.sec % 2) == 0</text:p>
      <text:p text:style-name="プログラムリスト">013: <text:s text:c="4"/>s = t.strftime("%H:%M:%S")</text:p>
      <text:p text:style-name="プログラムリスト">014: <text:s text:c="2"/>else</text:p>
      <text:p text:style-name="プログラムリスト">015: <text:s text:c="4"/>s = t.strftime("%H %M %S")</text:p>
      <text:p text:style-name="プログラムリスト">016: <text:s text:c="2"/>end</text:p>
      <text:p text:style-name="プログラムリスト">017: <text:s text:c="2"/>Window.drawFont(100, 100, s, font)</text:p>
      <text:p text:style-name="プログラムリスト">018: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Tahoma1" svg:font-family="Tahoma"/>
    <style:font-face style:name="ＭＳ Ｐ明朝" svg:font-family="'ＭＳ Ｐ明朝'"/>
    <style:font-face style:name="Courier New" svg:font-family="'Courier New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1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" fo:font-size="6pt" fo:letter-spacing="normal" style:font-name-asian="ＭＳ Ｐ明朝" style:font-size-asian="6pt" style:font-style-asian="normal" style:font-weight-asian="normal" style:font-size-complex="6pt"/>
    </style:style>
    <style:style style:name="MT2" style:family="text">
      <style:text-properties fo:font-variant="normal" fo:text-transform="none" style:use-window-font-color="true" style:text-line-through-style="none" style:font-name="ＭＳ Ｐ明朝" fo:font-size="6pt" fo:letter-spacing="normal" style:text-underline-style="none" style:text-blinking="false" style:font-name-asian="ＭＳ Ｐ明朝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" fo:font-size="6pt" fo:letter-spacing="normal" fo:font-style="normal" style:text-underline-style="none" fo:font-weight="normal" style:text-blinking="false" style:font-name-asian="ＭＳ Ｐ明朝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中学生Ruby教室／松江市</text:p>
        <text:p text:style-name="MP1"><text:span text:style-name="MT1">この 作品 は </text:span><text:a xlink:type="simple" xlink:href="http://creativecommons.org/licenses/by/2.1/jp/"><text:span text:style-name="MT2">クリエイティブ・コモンズ 表示 </text:span></text:a><text:a xlink:type="simple" xlink:href="http://creativecommons.org/licenses/by/2.1/jp/"><text:span text:style-name="MT3">2.1 </text:span></text:a><text:a xlink:type="simple" xlink:href="http://creativecommons.org/licenses/by/2.1/jp/"><text:span text:style-name="MT2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09-01-21T21:56:37</meta:creation-date>
    <dc:date>2012-08-05T15:04:18</dc:date>
    <meta:editing-cycles>21</meta:editing-cycles>
    <meta:editing-duration>PT1H10M52S</meta:editing-duration>
    <dc:creator>高尾 宏治</dc:creator>
    <meta:document-statistic meta:table-count="0" meta:image-count="0" meta:object-count="0" meta:page-count="1" meta:paragraph-count="42" meta:word-count="256" meta:character-count="1100"/>
    <meta:user-defined meta:name="Info 1"/>
    <meta:user-defined meta:name="Info 2"/>
    <meta:user-defined meta:name="Info 3"/>
    <meta:user-defined meta:name="Info 4"/>
  </office:meta>
</office:document-meta>
</file>